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_3c_l_3e_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Ovide, <text:span text:style-name="T1">Métamorphoses</text:span><text:span text:style-name="T2">, X, 10,1 – 10, 85</text:span></text:p>
      <text:p text:style-name="Text_20_body"><text:a xlink:type="simple" xlink:href="http://bcs.fltr.ucl.ac.be/METAM/Met10/M10-1-142.htm" text:style-name="Internet_20_link" text:visited-style-name="Visited_20_Internet_20_Link"><text:span text:style-name="T2">http://bcs.fltr.ucl.ac.be/METAM/Met10/M10-1-142.htm</text:span></text:a></text:p>
      <text:p text:style-name="P1"/>
      <text:p text:style-name="P2">Inde per inmensum croceo uelatus amictu</text:p>
      <text:p text:style-name="P2">aethera digreditur Ciconumque Hymenaeus ad oras</text:p>
      <text:p text:style-name="P2">tendit et Orphea nequiquam uoce uocatur.</text:p>
      <text:p text:style-name="P2">Adfuit ille quidem, sed nec sollemnia uerba</text:p>
      <text:p text:style-name="P2">nec laetos uultus nec felix attulit omen.</text:p>
      <text:p text:style-name="P2">Fax quoque, quam tenuit, lacrimoso stridula fumo</text:p>
      <text:p text:style-name="P2">usque fuit nullosque inuenit motibus ignes.</text:p>
      <text:p text:style-name="P2">Exitus auspicio grauior ; nam nupta per herbas</text:p>
      <text:p text:style-name="P2">dum noua Naiadum turba comitata uagatur,</text:p>
      <text:p text:style-name="P2">occidit in talum serpentis dente recepto.</text:p>
      <text:p text:style-name="P2">Quam satis ad superas postquam Rhodopeius auras</text:p>
      <text:p text:style-name="P2">defleuit uates, ne non temptaret et umbras,</text:p>
      <text:p text:style-name="P2">ad Styga Taenaria est ausus descendere porta ;</text:p>
      <text:p text:style-name="P2">perque leues populos simulacraque functa sepulcro</text:p>
      <text:p text:style-name="P2">Persephonen adiit inamoenaque regna tenentem</text:p>
      <text:p text:style-name="P2">umbrarum dominum pulsisque ad carmina neruis</text:p>
      <text:p text:style-name="P2">sic ait : « O positi sub terra numina mundi,</text:p>
      <text:p text:style-name="P2">in quem reccidimus, quicquid mortale creamur ;</text:p>
      <text:p text:style-name="P2">si licet et falsi positis ambagibus oris</text:p>
      <text:p text:style-name="P2">uera loqui sinitis, non huc, ut opaca uiderem</text:p>
      <text:p text:style-name="P2">Tartara, descendi, nec uti uillosa colubris</text:p>
      <text:p text:style-name="P2">terna Medusaei uincirem guttura monstri ;</text:p>
      <text:p text:style-name="P2">causa uiae est coniunx, in quam calcata uenenum</text:p>
      <text:p text:style-name="P2">uipera diffudit crescentesque abstulit annos.</text:p>
      <text:p text:style-name="P2">Posse pati uolui nec me temptasse negabo ;</text:p>
      <text:p text:style-name="P2">uicit Amor. Supera deus hic bene notus in ora est ;</text:p>
      <text:p text:style-name="P2">an sit et hic, dubito ; sed et hic tamen auguror esse ;</text:p>
      <text:p text:style-name="P2">famaque si ueteris non est mentita rapinae,</text:p>
      <text:p text:style-name="P2">uos quoque iunxit Amor. Per ego haec loca plena timoris,</text:p>
      <text:p text:style-name="P2">per Chaos hoc ingens uastique silentia regni,</text:p>
      <text:p text:style-name="P2">Eurydices, oro, properata retexite fata.</text:p>
      <text:p text:style-name="P2">Omnia debentur uobis paulumque morati</text:p>
      <text:p text:style-name="P2">serius aut citius sedem properamus ad unam.</text:p>
      <text:p text:style-name="P2"><text:soft-page-break/>Tendimus huc omnes, haec est domus ultima, uosque</text:p>
      <text:p text:style-name="P2">humani generis longissima regna tenetis.</text:p>
      <text:p text:style-name="P2">Haec quoque, cum iustos matura peregerit annos,</text:p>
      <text:p text:style-name="P2">iuris erit uestri ; pro munere poscimus usum.</text:p>
      <text:p text:style-name="P2">Quod si fata negant ueniam pro coniuge, certum est</text:p>
      <text:p text:style-name="P2">nolle redire mihi ; leto gaudete duorum. »</text:p>
      <text:p text:style-name="P2">Talia dicentem neruosque ad uerba mouentem</text:p>
      <text:p text:style-name="P2">exsangues flebant animae ; nec Tantalus undam</text:p>
      <text:p text:style-name="P2">captauit refugam stupuitque Ixionis orbis,</text:p>
      <text:p text:style-name="P2">nec carpsere iecur uolucres urnisque uacarunt</text:p>
      <text:p text:style-name="P2">Belides inque tuo sedisti, Sisyphe, saxo.</text:p>
      <text:p text:style-name="P2">Tunc primum lacrimis uictarum carmine fama est</text:p>
      <text:p text:style-name="P2">Eumenidum maduisse genas, nec regia coniunx</text:p>
      <text:p text:style-name="P2">sustinet oranti nec, qui regit ima, negare,</text:p>
      <text:p text:style-name="P2">Eurydicenque uocant ; umbras erat illa recentes</text:p>
      <text:p text:style-name="P2">inter et incessit passu de uulnere tardo.</text:p>
      <text:p text:style-name="P2">Hanc simul et legem Rhodopeius accipit heros,</text:p>
      <text:p text:style-name="P2">ne flectat retro sua lumina, donec Auernas</text:p>
      <text:p text:style-name="P2">exierit ualles ; aut inrita dona futura.</text:p>
      <text:p text:style-name="P2">Carpitur accliuis per muta silentia trames,</text:p>
      <text:p text:style-name="P2">arduus, obscurus, caligine densus opaca.</text:p>
      <text:p text:style-name="P2">Nec procul afuerant telluris margine summae ;</text:p>
      <text:p text:style-name="P2">hic, ne deficeret, metuens auidusque uidendi</text:p>
      <text:p text:style-name="P2">flexit amans oculos et protinus illa relapsa est ;</text:p>
      <text:p text:style-name="P2">bracchiaque intendens prendique et prendere certans,</text:p>
      <text:p text:style-name="P2">nil nisi cedentes infelix arripit auras.</text:p>
      <text:p text:style-name="P2">Iamque iterum moriens non est de coniuge quicquam</text:p>
      <text:p text:style-name="P2">questa suo (quid enim nisi se quereretur amatam ?)</text:p>
      <text:p text:style-name="P2">supremumque « uale », quod iam uix auribus ille</text:p>
      <text:p text:style-name="P2">acciperet, dixit, reuolutaque rursus eodem est.</text:p>
      <text:p text:style-name="P2">Non aliter stupuit gemina nece coniugis Orpheus</text:p>
      <text:p text:style-name="P2">quam tria qui timidus, medio portante catenas,</text:p>
      <text:p text:style-name="P2">colla canis uidit, quem non pauor ante reliquit</text:p>
      <text:p text:style-name="P2">quam natura prior, saxo per corpus oborto ;</text:p>
      <text:p text:style-name="P2">quique in se crimen traxit uoluitque uideri</text:p>
      <text:p text:style-name="P2">Olenos esse nocens, tuque, o confisa figurae,</text:p>
      <text:p text:style-name="P2">infelix Lethaea, tuae, iunctissima quondam</text:p>
      <text:p text:style-name="P2"><text:soft-page-break/>pectora, nunc lapides, quos umida sustinet Ide.</text:p>
      <text:p text:style-name="P2">Orantem frustraque iterum transire uolentem</text:p>
      <text:p text:style-name="P2">portitor arcuerat ; septem tamen ille diebus</text:p>
      <text:p text:style-name="P2">squalidus in ripa Cereris sine munere sedit</text:p>
      <text:p text:style-name="P2">cura dolorque animi lacrimaeque alimenta fuere.</text:p>
      <text:p text:style-name="P2">Esse deos Erebi crudeles questus, in altam</text:p>
      <text:p text:style-name="P2">se recipit Rhodopen pulsumque aquilonibus Haemum.</text:p>
      <text:p text:style-name="P2">Tertius aequoreis inclusum Piscibus annum</text:p>
      <text:p text:style-name="P2">finierat Titan omnemque refugerat Orpheus</text:p>
      <text:p text:style-name="P2">femineam Venerem, seu quod male cesserat illi,</text:p>
      <text:p text:style-name="P2">siue fidem dederat ; multas tamen ardor habebat</text:p>
      <text:p text:style-name="P2">iungere se uati ; multae doluere repulsae</text:p>
      <text:p text:style-name="P2">Ille etiam Thracum populis fuit auctor amorem</text:p>
      <text:p text:style-name="P2">in teneros transferre mares citraque iuuentam</text:p>
      <text:p text:style-name="P2">aetatis breue uer et primos carpere flo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c_l_3e_" style:display-name="&lt;l&gt;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olina Suchecka</meta:initial-creator>
    <meta:creation-date>2019-10-04T14:16:57.78</meta:creation-date>
    <dc:date>2019-10-08T20:33:27.30</dc:date>
    <dc:creator>Karolina Suchecka</dc:creator>
    <meta:editing-duration>PT4M59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3" meta:paragraph-count="87" meta:word-count="595" meta:character-count="3872"/>
  </office:meta>
</office:document-meta>
</file>